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Spielfeld Höhe: 750px , Breite 1000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 Boden</meta:initial-creator>
    <meta:creation-date>2026-02-17T13:02:42.36</meta:creation-date>
    <meta:document-statistic meta:table-count="0" meta:image-count="0" meta:object-count="0" meta:page-count="1" meta:paragraph-count="1" meta:word-count="7" meta:character-count="39"/>
    <dc:date>2026-02-17T13:04:48.78</dc:date>
    <dc:creator>Andre Boden</dc:creator>
    <meta:editing-duration>PT2M7S</meta:editing-duration>
    <meta:editing-cycles>1</meta:editing-cycles>
    <meta:generator>OpenOffice/4.1.15$Win32 OpenOffice.org_project/4115m2$Build-9813</meta:generator>
  </office:meta>
</office:document-meta>
</file>